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ira Code" svg:font-family="'Fira Code'" style:font-pitch="fixed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Fira Code" fo:font-size="22pt" officeooo:rsid="001abd25" style:font-size-asian="19.25pt" style:font-size-complex="22pt"/>
    </style:style>
    <style:style style:name="P2" style:family="paragraph" style:parent-style-name="Standard">
      <style:paragraph-properties fo:line-height="115%" fo:text-align="start" style:justify-single-word="false"/>
      <style:text-properties style:font-name="Fira Code" fo:font-size="20pt" fo:font-style="italic" fo:font-weight="normal" officeooo:rsid="001abd25" officeooo:paragraph-rsid="001abd25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 style:list-style-name="L2">
      <style:paragraph-properties fo:line-height="115%" fo:text-align="start" style:justify-single-word="false"/>
      <style:text-properties style:font-name="Fira Code" fo:font-size="20pt" fo:font-style="italic" fo:font-weight="normal" officeooo:rsid="001abd25" officeooo:paragraph-rsid="001abd25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style:font-name="Fira Code" fo:font-size="20pt" fo:font-style="italic" fo:font-weight="normal" officeooo:rsid="001abd25" officeooo:paragraph-rsid="001bce6e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style:font-name="Fira Code" fo:font-size="20pt" fo:font-style="italic" fo:font-weight="normal" officeooo:rsid="001abd25" officeooo:paragraph-rsid="001abd25" style:font-size-asian="17.5pt" style:font-style-asian="italic" style:font-weight-asian="normal" style:font-size-complex="20pt" style:font-style-complex="italic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Fira Code" fo:font-size="20pt" fo:font-style="italic" fo:font-weight="normal" officeooo:rsid="001abd25" officeooo:paragraph-rsid="001abd25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style:font-name="Fira Code" fo:font-size="20pt" fo:font-style="italic" fo:font-weight="normal" officeooo:rsid="001bce6e" officeooo:paragraph-rsid="001bce6e" style:font-size-asian="17.5pt" style:font-style-asian="italic" style:font-weight-asian="normal" style:font-size-complex="20pt" style:font-style-complex="italic" style:font-weight-complex="normal"/>
    </style:style>
    <style:style style:name="P8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style:font-name="Fira Code" fo:font-size="20pt" fo:font-style="italic" fo:font-weight="normal" officeooo:rsid="001bce6e" officeooo:paragraph-rsid="001bce6e" style:font-size-asian="17.5pt" style:font-style-asian="italic" style:font-weight-asian="normal" style:font-size-complex="20pt" style:font-style-complex="italic" style:font-weight-complex="normal"/>
    </style:style>
    <style:style style:name="P9" style:family="paragraph" style:parent-style-name="Standard" style:list-style-name="L2" style:master-page-name="">
      <loext:graphic-properties draw:fill="none"/>
      <style:paragraph-properties fo:line-height="115%" fo:text-align="start" style:justify-single-word="false" style:page-number="auto" fo:background-color="transparent"/>
      <style:text-properties style:font-name="Fira Code" fo:font-size="20pt" fo:font-style="italic" fo:font-weight="normal" officeooo:rsid="001abd25" officeooo:paragraph-rsid="001abd25" style:font-size-asian="17.5pt" style:font-style-asian="italic" style:font-weight-asian="normal" style:font-size-complex="20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Fira Code" fo:font-size="22pt" officeooo:rsid="001abd25" style:font-size-asian="19.25pt" style:font-size-complex="22pt"/>
    </style:style>
    <style:style style:name="T1" style:family="text">
      <style:text-properties fo:font-size="36pt" fo:font-weight="bold" style:font-size-asian="31.5pt" style:font-weight-asian="bold" style:font-size-complex="36pt" style:font-weight-complex="bold"/>
    </style:style>
    <style:style style:name="T2" style:family="text">
      <style:text-properties fo:font-size="36pt" style:text-underline-style="solid" style:text-underline-width="auto" style:text-underline-color="font-color" fo:font-weight="bold" fo:background-color="#fff200" loext:char-shading-value="0" style:font-size-asian="31.5pt" style:font-weight-asian="bold" style:font-size-complex="36pt" style:font-weight-complex="bold"/>
    </style:style>
    <style:style style:name="T3" style:family="text">
      <style:text-properties fo:background-color="#4fff7b" loext:char-shading-value="0"/>
    </style:style>
    <style:style style:name="T4" style:family="text">
      <style:text-properties fo:background-color="#4fff7b" loext:char-shading-value="0"/>
    </style:style>
    <style:style style:name="T5" style:family="text">
      <style:text-properties officeooo:rsid="001bce6e" fo:background-color="#4fff7b" loext:char-shading-value="0"/>
    </style:style>
    <style:style style:name="T6" style:family="text">
      <style:text-properties officeooo:rsid="001bce6e" fo:background-color="#4fff7b" loext:char-shading-value="0"/>
    </style:style>
    <style:style style:name="T7" style:family="text">
      <style:text-properties officeooo:rsid="001bce6e"/>
    </style:style>
    <style:style style:name="T8" style:family="text">
      <style:text-properties officeooo:rsid="001f73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15cm" fo:text-indent="-0.635cm" fo:margin-left="1.8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5cm" fo:text-indent="-0.635cm" fo:margin-left="2.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85cm" fo:text-indent="-0.635cm" fo:margin-left="3.0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<text:s text:c="3"/></text:span><text:span text:style-name="T2">PRIMILITY TEST ALGOS</text:span></text:p>
      <text:p text:style-name="P1"><text:span text:style-name="T1"/></text:p>
      <text:p text:style-name="P10"/>
      <text:list xml:id="list678275509" text:style-name="L1">
        <text:list-header>
          <text:p text:style-name="P5"/>
          <text:p text:style-name="P5"/>
          <text:p text:style-name="P5"/>
        </text:list-header>
      </text:list>
      <text:p text:style-name="P6"/>
      <text:p text:style-name="P2"/>
      <text:p text:style-name="P2"/>
      <text:list xml:id="list1273659747" text:style-name="L2">
        <text:list-item>
          <text:p text:style-name="P3">PRIMILITY TEST <text:s text:c="2"/><text:span text:style-name="T4">O(n)</text:span></text:p>
        </text:list-item>
        <text:list-item>
          <text:p text:style-name="P3">PRIMILITY TEST (FERMATS METHOD) <text:span text:style-name="T6">O(Klogn)</text:span></text:p>
        </text:list-item>
        <text:list-item>
          <text:p text:style-name="P3">PRIMILITY TEST (MILLER RABIN METHOD)</text:p>
        </text:list-item>
        <text:list-item>
          <text:p text:style-name="P4">SEIVE OF ERATOTHENES <text:span text:style-name="T6">O(sqrtn loglogn)</text:span></text:p>
        </text:list-item>
        <text:list-item>
          <text:p text:style-name="P4">SEGMENT SEIVE </text:p>
        </text:list-item>
        <text:list-item>
          <text:p text:style-name="P4">WILSON’S <text:span text:style-name="T7">THEOREM <text:s/></text:span></text:p>
        </text:list-item>
        <text:list-item>
          <text:p text:style-name="P9">PRIME FACTORS OF A NUMBER</text:p>
        </text:list-item>
        <text:list-item>
          <text:p text:style-name="P7">POLARD RHO’S ALGORITHM </text:p>
        </text:list-item>
      </text:list>
      <text:p text:style-name="P8"/>
      <text:p text:style-name="P8"/>
      <text:p text:style-name="P8"><text:tab/><text:tab/><text:tab/><text:tab/><text:tab/><text:tab/><text:tab/><text:tab/><text:tab/>- <text:span text:style-name="T8">AUTHOR </text:span></text:p>
      <text:p text:style-name="P8"><text:tab/><text:tab/><text:tab/><text:tab/><text:tab/><text:tab/><text:tab/><text:tab/><text:tab/> <text:s text:c="2"/><text:span text:style-name="T8">RAHUL BER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ira Code" svg:font-family="'Fira Code'" style:font-pitch="fixed"/>
    <style:font-face style:name="FontAwesome" svg:font-family="FontAwes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4cm" fo:margin-right="0.9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8:50:31.091129742</meta:creation-date>
    <dc:date>2018-10-22T19:22:40.399069808</dc:date>
    <meta:editing-duration>PT20M46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4" meta:word-count="48" meta:character-count="289" meta:non-whitespace-character-count="231"/>
  </office:meta>
</office:document-meta>
</file>